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935" officeooo:paragraph-rsid="001bc935"/>
    </style:style>
    <style:style style:name="P2" style:family="paragraph" style:parent-style-name="Standard">
      <style:text-properties officeooo:rsid="001bc935" officeooo:paragraph-rsid="0021df17"/>
    </style:style>
    <style:style style:name="P3" style:family="paragraph" style:parent-style-name="Standard">
      <style:text-properties fo:color="#c9211e" fo:font-weight="bold" officeooo:rsid="001da83a" officeooo:paragraph-rsid="001da83a" style:font-weight-asian="bold" style:font-weight-complex="bold"/>
    </style:style>
    <style:style style:name="P4" style:family="paragraph" style:parent-style-name="Standard">
      <style:text-properties fo:color="#c9211e" fo:font-weight="bold" officeooo:rsid="001bc935" officeooo:paragraph-rsid="001bc935" style:font-weight-asian="bold" style:font-weight-complex="bold"/>
    </style:style>
    <style:style style:name="P5" style:family="paragraph" style:parent-style-name="Standard">
      <style:text-properties fo:font-weight="bold" officeooo:rsid="001bc935" officeooo:paragraph-rsid="001bc935" style:font-weight-asian="bold" style:font-weight-complex="bold"/>
    </style:style>
    <style:style style:name="P6" style:family="paragraph" style:parent-style-name="Standard">
      <style:text-properties fo:font-weight="bold" officeooo:rsid="001bc935" officeooo:paragraph-rsid="00251910" style:font-weight-asian="bold" style:font-weight-complex="bold"/>
    </style:style>
    <style:style style:name="P7" style:family="paragraph" style:parent-style-name="Standard">
      <style:text-properties officeooo:paragraph-rsid="00251910"/>
    </style:style>
    <style:style style:name="P8" style:family="paragraph" style:parent-style-name="Standard">
      <style:text-properties fo:font-weight="bold" officeooo:rsid="001bc935" officeooo:paragraph-rsid="00282e0a" style:font-weight-asian="bold" style:font-weight-complex="bold"/>
    </style:style>
    <style:style style:name="P9" style:family="paragraph" style:parent-style-name="Standard">
      <style:text-properties fo:font-weight="bold" officeooo:rsid="001bc935" officeooo:paragraph-rsid="002b2b17" style:font-weight-asian="bold" style:font-weight-complex="bold"/>
    </style:style>
    <style:style style:name="P10" style:family="paragraph" style:parent-style-name="Standard">
      <style:text-properties officeooo:paragraph-rsid="002b2b17"/>
    </style:style>
    <style:style style:name="P11" style:family="paragraph" style:parent-style-name="Standard">
      <style:text-properties officeooo:paragraph-rsid="0021df17"/>
    </style:style>
    <style:style style:name="T1" style:family="text">
      <style:text-properties officeooo:rsid="001bc935"/>
    </style:style>
    <style:style style:name="T2" style:family="text">
      <style:text-properties officeooo:rsid="001ded92"/>
    </style:style>
    <style:style style:name="T3" style:family="text">
      <style:text-properties officeooo:rsid="001fbfaa"/>
    </style:style>
    <style:style style:name="T4" style:family="text">
      <style:text-properties officeooo:rsid="0020aacd"/>
    </style:style>
    <style:style style:name="T5" style:family="text">
      <style:text-properties officeooo:rsid="0021df17"/>
    </style:style>
    <style:style style:name="T6" style:family="text">
      <style:text-properties officeooo:rsid="00251910"/>
    </style:style>
    <style:style style:name="T7" style:family="text">
      <style:text-properties officeooo:rsid="0025bb25"/>
    </style:style>
    <style:style style:name="T8" style:family="text">
      <style:text-properties officeooo:rsid="002668b5"/>
    </style:style>
    <style:style style:name="T9" style:family="text">
      <style:text-properties officeooo:rsid="0027c6a8"/>
    </style:style>
    <style:style style:name="T10" style:family="text">
      <style:text-properties fo:font-weight="bold" officeooo:rsid="001bc935" style:font-weight-asian="bold" style:font-weight-complex="bold"/>
    </style:style>
    <style:style style:name="T11" style:family="text">
      <style:text-properties fo:font-weight="bold" officeooo:rsid="0029869d" style:font-weight-asian="bold" style:font-weight-complex="bold"/>
    </style:style>
    <style:style style:name="T12" style:family="text">
      <style:text-properties fo:font-weight="bold" officeooo:rsid="002abf6f" style:font-weight-asian="bold" style:font-weight-complex="bold"/>
    </style:style>
    <style:style style:name="T13" style:family="text">
      <style:text-properties fo:font-weight="bold" officeooo:rsid="0021df17" style:font-weight-asian="bold" style:font-weight-complex="bold"/>
    </style:style>
    <style:style style:name="T14" style:family="text">
      <style:text-properties fo:font-weight="bold" officeooo:rsid="002b2b17" style:font-weight-asian="bold" style:font-weight-complex="bold"/>
    </style:style>
    <style:style style:name="T15" style:family="text">
      <style:text-properties officeooo:rsid="0029869d"/>
    </style:style>
    <style:style style:name="T16" style:family="text">
      <style:text-properties officeooo:rsid="002abf6f"/>
    </style:style>
    <style:style style:name="T17" style:family="text">
      <style:text-properties officeooo:rsid="002b2b17"/>
    </style:style>
    <style:style style:name="T18" style:family="text">
      <style:text-properties officeooo:rsid="002c7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tapas de criação:</text:p>
      <text:p text:style-name="P1"/>
      <text:p text:style-name="P5">- entity <text:span text:style-name="T9">no CoreBundle</text:span></text:p>
      <text:p text:style-name="P1"><text:tab/><text:span text:style-name="T5">Product.php</text:span></text:p>
      <text:p text:style-name="P1"/>
      <text:p text:style-name="P8">- model <text:span text:style-name="T9">no CoreBundle</text:span>(opcional)</text:p>
      <text:p text:style-name="P2"><text:tab/><text:span text:style-name="T5">ProductModel.php</text:span></text:p>
      <text:p text:style-name="P1"/>
      <text:p text:style-name="P8">- repository <text:span text:style-name="T9">no CoreBundle </text:span>(opcional)</text:p>
      <text:p text:style-name="P2"><text:tab/><text:span text:style-name="T5">ProductRepository.php</text:span></text:p>
      <text:p text:style-name="P1"/>
      <text:p text:style-name="P11"><text:span text:style-name="T10">- </text:span><text:span text:style-name="T13">orm – </text:span><text:span text:style-name="T14">criar no</text:span><text:span text:style-name="T11"> Resource/config/</text:span><text:span text:style-name="T12">doctrine</text:span><text:span text:style-name="T11"> do CoreBundle</text:span></text:p>
      <text:p text:style-name="P10"><text:span text:style-name="T1"><text:tab/>Management</text:span><text:span text:style-name="T4">.</text:span><text:span text:style-name="T3">product</text:span><text:span text:style-name="T1">.orm.yml</text:span></text:p>
      <text:p text:style-name="P1"/>
      <text:p text:style-name="P9">- admin - <text:span text:style-name="T17">criar</text:span> <text:span text:style-name="T17">no </text:span><text:span text:style-name="T15">Resource/config/</text:span><text:span text:style-name="T17">Sonata do Bundle correspondente</text:span></text:p>
      <text:p text:style-name="P2"><text:tab/><text:span text:style-name="T5">ProductAdmin.php</text:span></text:p>
      <text:p text:style-name="P1"/>
      <text:p text:style-name="P9">- sonata.yml – <text:span text:style-name="T17">alterar o arquivo no <text:s/></text:span><text:span text:style-name="T15">Resource/config </text:span><text:span text:style-name="T17">do Bundle correspondente</text:span></text:p>
      <text:p text:style-name="P1"><text:tab/><text:span text:style-name="T7">Configurar esse arquivo com os paramêtros do novo admin</text:span></text:p>
      <text:p text:style-name="P1"/>
      <text:p text:style-name="P5">- message.pt_BR.yml <text:s/>(opcional)</text:p>
      <text:p text:style-name="P1"><text:tab/><text:span text:style-name="T7">Tradução do texto mostrado para o usuário</text:span></text:p>
      <text:p text:style-name="P1"/>
      <text:p text:style-name="P6">- migrations – <text:span text:style-name="T18">criar no app/DoctrineMigrations</text:span></text:p>
      <text:p text:style-name="P7"><text:span text:style-name="T1"><text:tab/></text:span><text:span text:style-name="T6">criar sql para</text:span><text:span text:style-name="T1"> tabela, rotas </text:span><text:span text:style-name="T2">e demais modificação no banco de dados</text:span></text:p>
      <text:p text:style-name="P1"/>
      <text:p text:style-name="P1"/>
      <text:p text:style-name="P4">Comandos para criar, rodar e reverter as migrações</text:p>
      <text:p text:style-name="P1"/>
      <text:p text:style-name="P1"><text:span text:style-name="T8">sudo </text:span>docker exec -ti php-fpm5.6 bash -c "cd grp3 &amp;&amp; php bin/console doc:mi:ge"</text:p>
      <text:p text:style-name="P1"/>
      <text:p text:style-name="P1"><text:span text:style-name="T8">sudo </text:span>docker exec -ti php-fpm5.6 bash -c "cd grp3 &amp;&amp; php bin/console --no-interaction doc:mi:mi" </text:p>
      <text:p text:style-name="P1"/>
      <text:p text:style-name="P1"><text:span text:style-name="T8">sudo </text:span>docker exec -ti php-fpm5.6 bash -c "cd grp3 &amp;&amp; php bin/console --no-interaction doc:mi:exec 20210422211122 --down"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30:00.929115923</meta:creation-date>
    <dc:date>2021-05-03T14:49:05.763562570</dc:date>
    <meta:editing-duration>PT26M1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7" meta:character-count="988" meta:non-whitespace-character-count="860"/>
  </office:meta>
</office:document-meta>
</file>